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7000001B673567278355320A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char" svg:width="17cm" svg:height="3.935cm" draw:z-index="0"><draw:image xlink:href="Pictures/1000000100000767000001B673567278355320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24T10:31:08.556000000</meta:creation-date>
    <dc:date>2024-06-24T10:32:14.241000000</dc:date>
    <meta:editing-duration>PT1M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2.2$Windows_X86_64 LibreOffice_project/49f2b1bff42cfccbd8f788c8dc32c1c309559be0</meta:generator>
  </office:meta>
</office:document-meta>
</file>